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62B2BC2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60%" draw:textarea-horizontal-align="justify" draw:textarea-vertical-align="middle" draw:auto-grow-height="false" fo:min-height="15.65cm" fo:min-width="15.4cm" draw:shadow-opacity="60%"/>
    </style:style>
    <style:style style:name="gr3" style:family="graphic" style:parent-style-name="objectwithoutfill">
      <style:graphic-properties svg:stroke-width="0.2cm" svg:stroke-color="#000000" draw:marker-start="Circle" draw:marker-start-width="0.5cm" draw:marker-end-width="0.5cm" draw:fill="none" draw:fill-color="#ffffff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00" draw:marker-start="" draw:marker-start-width="0.3cm" draw:marker-end-width="0.5cm" draw:fill="none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000000" draw:fill="solid" draw:fill-color="#ff6600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ccff00" draw:textarea-horizontal-align="justify" draw:textarea-vertical-align="middle" draw:auto-grow-height="false" fo:min-height="0.192cm" fo:min-width="2.64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00ccff" draw:textarea-horizontal-align="justify" draw:textarea-vertical-align="middle" draw:auto-grow-height="false" fo:min-height="0.192cm" fo:min-width="2.04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cc99" draw:textarea-horizontal-align="justify" draw:textarea-vertical-align="middle" draw:auto-grow-height="false" fo:min-height="0.192cm" fo:min-width="2.609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draw:marker-end="Circle" draw:marker-end-width="0.5cm" svg:stroke-linecap="round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UI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Noto Sans UI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86cm" svg:height="15.451cm" svg:x="8.2cm" svg:y="1.349cm">
          <draw:image xlink:href="Pictures/10000000000001B7000001B62B2BC216.jpg" xlink:type="simple" xlink:show="embed" xlink:actuate="onLoad">
            <text:p/>
          </draw:image>
        </draw:frame>
        <draw:custom-shape draw:style-name="gr2" draw:text-style-name="P1" draw:layer="layout" svg:width="15.9cm" svg:height="15.9cm" svg:x="8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2.8cm" svg:x2="1.2cm" svg:y2="2.8cm">
          <text:p/>
        </draw:line>
        <draw:line draw:style-name="gr3" draw:text-style-name="P1" draw:layer="layout" svg:x1="11.2cm" svg:y1="3.6cm" svg:x2="1.2cm" svg:y2="3.6cm">
          <text:p/>
        </draw:line>
        <draw:line draw:style-name="gr3" draw:text-style-name="P1" draw:layer="layout" svg:x1="11.2cm" svg:y1="4.4cm" svg:x2="1.2cm" svg:y2="4.4cm">
          <text:p/>
        </draw:line>
        <draw:line draw:style-name="gr4" draw:text-style-name="P1" xml:id="id3" draw:id="id3" draw:layer="layout" svg:x1="14.2cm" svg:y1="12cm" svg:x2="1.2cm" svg:y2="12cm">
          <text:p/>
        </draw:line>
        <draw:line draw:style-name="gr4" draw:text-style-name="P1" xml:id="id2" draw:id="id2" draw:layer="layout" svg:x1="14.2cm" svg:y1="12.8cm" svg:x2="1.2cm" svg:y2="12.8cm">
          <text:p/>
        </draw:line>
        <draw:line draw:style-name="gr4" draw:text-style-name="P1" xml:id="id1" draw:id="id1" draw:layer="layout" svg:x1="14.2cm" svg:y1="13.6cm" svg:x2="1.2cm" svg:y2="13.6cm">
          <text:p/>
        </draw:line>
        <draw:line draw:style-name="gr4" draw:text-style-name="P1" xml:id="id4" draw:id="id4" draw:layer="layout" svg:x1="14.2cm" svg:y1="16.2cm" svg:x2="1.2cm" svg:y2="16.2cm">
          <text:p/>
        </draw:line>
        <draw:line draw:style-name="gr4" draw:text-style-name="P1" xml:id="id5" draw:id="id5" draw:layer="layout" svg:x1="14.2cm" svg:y1="17cm" svg:x2="1.2cm" svg:y2="17cm">
          <text:p/>
        </draw:line>
        <draw:line draw:style-name="gr4" draw:text-style-name="P1" xml:id="id6" draw:id="id6" draw:layer="layout" svg:x1="14.2cm" svg:y1="17.8cm" svg:x2="1.2cm" svg:y2="17.8cm">
          <text:p/>
        </draw:line>
        <draw:line draw:style-name="gr4" draw:text-style-name="P1" xml:id="id7" draw:id="id7" draw:layer="layout" svg:x1="14.2cm" svg:y1="18.6cm" svg:x2="1.2cm" svg:y2="18.6cm">
          <text:p/>
        </draw:line>
        <draw:line draw:style-name="gr4" draw:text-style-name="P1" xml:id="id8" draw:id="id8" draw:layer="layout" svg:x1="14.2cm" svg:y1="19.4cm" svg:x2="1.2cm" svg:y2="19.4cm">
          <text:p/>
        </draw:line>
        <draw:custom-shape draw:style-name="gr5" draw:text-style-name="P2" draw:layer="layout" svg:width="2.7cm" svg:height="0.6cm" svg:x="1.6cm" svg:y="15.9cm">
          <text:p text:style-name="P1"><text:span text:style-name="T1">V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3cm" svg:height="0.6cm" svg:x="4.6cm" svg:y="16.7cm">
          <text:p text:style-name="P1"><text:span text:style-name="T1">SW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3cm" svg:height="0.6cm" svg:x="4.6cm" svg:y="17.5cm">
          <text:p text:style-name="P1"><text:span text:style-name="T1">SWD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8.3cm">
          <text:p text:style-name="P1"><text:span text:style-name="T1">N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9.1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1.7cm">
          <text:p text:style-name="P1"><text:span text:style-name="T1">V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12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3.3cm">
          <text:p text:style-name="P1"><text:span text:style-name="T1">P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7cm" svg:height="0.6cm" svg:x="1.6cm" svg:y="2.5cm">
          <text:p text:style-name="P1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3.3cm">
          <text:p text:style-name="P1"><text:span text:style-name="T1">P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4.1cm">
          <text:p text:style-name="P1"><text:span text:style-name="T1">PF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267cm" svg:height="0.6cm" svg:x="4.633cm" svg:y="13.3cm">
          <text:p text:style-name="P1"><text:span text:style-name="T1">Ana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6.685cm">
          <text:p text:style-name="P1"><text:span text:style-name="T1">PA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7cm" svg:height="0.6cm" svg:x="1.6cm" svg:y="17.5cm">
          <text:p text:style-name="P1"><text:span text:style-name="T1">PA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4.2cm" svg:y1="13.6cm" svg:x2="14.904cm" svg:y2="14.264cm" draw:start-shape="id1" draw:start-glue-point="1" svg:d="M14200 13600l704 664" svg:viewBox="0 0 705 665">
          <text:p/>
        </draw:connector>
        <draw:connector draw:style-name="gr9" draw:text-style-name="P1" draw:layer="layout" draw:type="line" svg:x1="14.2cm" svg:y1="12.8cm" svg:x2="15.704cm" svg:y2="14.264cm" draw:start-shape="id2" draw:start-glue-point="1" svg:d="M14200 12800l1504 1464" svg:viewBox="0 0 1505 1465">
          <text:p/>
        </draw:connector>
        <draw:connector draw:style-name="gr9" draw:text-style-name="P1" draw:layer="layout" draw:type="line" svg:x1="14.2cm" svg:y1="12cm" svg:x2="16.504cm" svg:y2="14.232cm" draw:start-shape="id3" draw:start-glue-point="1" svg:d="M14200 12000l2304 2232" svg:viewBox="0 0 2305 2233">
          <text:p/>
        </draw:connector>
        <draw:connector draw:style-name="gr9" draw:text-style-name="P1" draw:layer="layout" draw:type="line" svg:x1="14.2cm" svg:y1="16.2cm" svg:x2="14.888cm" svg:y2="15.424cm" draw:start-shape="id4" draw:start-glue-point="1" svg:d="M14200 16200l688-776" svg:viewBox="0 0 689 777">
          <text:p/>
        </draw:connector>
        <draw:connector draw:style-name="gr9" draw:text-style-name="P1" draw:layer="layout" draw:type="line" svg:x1="14.2cm" svg:y1="17cm" svg:x2="15.688cm" svg:y2="15.424cm" draw:start-shape="id5" draw:start-glue-point="1" svg:d="M14200 17000l1488-1576" svg:viewBox="0 0 1489 1577">
          <text:p/>
        </draw:connector>
        <draw:connector draw:style-name="gr9" draw:text-style-name="P1" draw:layer="layout" draw:type="line" svg:x1="14.2cm" svg:y1="17.8cm" svg:x2="16.488cm" svg:y2="15.458cm" draw:start-shape="id6" draw:start-glue-point="1" svg:d="M14200 17800l2288-2342" svg:viewBox="0 0 2289 2343">
          <text:p/>
        </draw:connector>
        <draw:connector draw:style-name="gr9" draw:text-style-name="P1" draw:layer="layout" draw:type="line" svg:x1="14.2cm" svg:y1="18.6cm" svg:x2="17.3cm" svg:y2="15.5cm" draw:start-shape="id7" draw:start-glue-point="1" svg:d="M14200 18600l3100-3100" svg:viewBox="0 0 3101 3101">
          <text:p/>
        </draw:connector>
        <draw:connector draw:style-name="gr9" draw:text-style-name="P1" draw:layer="layout" draw:type="line" svg:x1="14.2cm" svg:y1="19.4cm" svg:x2="18.1cm" svg:y2="15.534cm" draw:start-shape="id8" draw:start-glue-point="1" svg:d="M14200 19400l3900-3866" svg:viewBox="0 0 3901 38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UI" svg:font-family="'Noto Sans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50:48.294940686</meta:creation-date>
    <dc:date>2014-11-15T23:33:43.347310826</dc:date>
    <meta:editing-duration>PT1H2M38S</meta:editing-duration>
    <meta:editing-cycles>81</meta:editing-cycles>
    <meta:generator>LibreOffice/4.3.3.2$Linux_X86_64 LibreOffice_project/430m0$Build-2</meta:generator>
    <meta:document-statistic meta:object-count="35"/>
  </office:meta>
</office:document-meta>
</file>